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Helvetica" fo:font-size="9pt" style:font-name-asian="Times New Roman1" style:font-size-asian="9pt" style:font-name-complex="Times New Roman1" style:font-size-complex="9pt"/>
    </style:style>
    <style:style style:name="P2" style:family="paragraph" style:parent-style-name="Standard">
      <style:paragraph-properties fo:margin-top="0cm" fo:margin-bottom="0.423cm" loext:contextual-spacing="false"/>
    </style:style>
    <style:style style:name="P3" style:family="paragraph" style:parent-style-name="Standard" style:master-page-name="Standard">
      <style:paragraph-properties style:page-number="auto"/>
    </style:style>
    <style:style style:name="T1" style:family="text">
      <style:text-properties fo:color="#000000" style:font-name="Helvetica" fo:font-size="9pt" style:font-name-asian="Times New Roman1" style:font-size-asian="9pt" style:font-name-complex="Times New Roman1" style:font-size-complex="9pt"/>
    </style:style>
    <style:style style:name="T2" style:family="text">
      <style:text-properties fo:color="#000000" style:font-name="Helvetica" fo:font-size="9pt" fo:font-style="italic" style:font-name-asian="Times New Roman1" style:font-size-asian="9pt" style:font-style-asian="italic" style:font-name-complex="Times New Roman1" style:font-size-complex="9pt" style:font-style-complex="italic"/>
    </style:style>
    <style:style style:name="T3" style:family="text">
      <style:text-properties style:font-name="Times New Roman"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Hey Melissa!</text:span></text:p>
      <text:p text:style-name="Standard"><text:span text:style-name="T1">Hope you had a great weekend camping! I can now officially say I've babysat bacteria!</text:span></text:p>
      <text:p text:style-name="P1"/>
      <text:p text:style-name="Standard"><text:span text:style-name="T1">I just wanted to let you know that R1 is complete! I think it's reasonable to have the end of the week as the deadline for each replicate. This week I was a little behind just from the learning curve and all of the tutorials, but I think if I had been counting/measuring at the speed I am now, I would have gotten it done by Saturday.</text:span></text:p>
      <text:p text:style-name="P1"/>
      <text:p text:style-name="Standard"><text:span text:style-name="T1">I did have a few notes about it too:</text:span></text:p>
      <text:p text:style-name="P1"/>
      <text:p text:style-name="Standard"><text:span text:style-name="T1">For measuring, I've decided to mostly avoid any sporangia outside of a certain focus. This is to control a bit for measuring error because once the sporangia gets out of focus, the membrane shifts from being a highly defined line to a fuzzy range, where the true membrane can lie anywhere within a "zone" of fuzziness. Since we don't need the counts of the sporangia anyways, I think its just better for the data to avoid those sporangia if we can.</text:span></text:p>
      <text:p text:style-name="P1"/>
      <text:p text:style-name="Standard"><text:span text:style-name="T1">Also learned that you can just press neutral M to measure, which can save you a hand cramp in the future from reaching from CTRL to M all the time.</text:span></text:p>
      <text:p text:style-name="P1"/>
      <text:p text:style-name="Standard"><text:span text:style-name="T1">Did you want me to send you the processed photos, and if so how would you want me to get those to you (I think its too big for gmail so the only option might just be sharing the folder on google drive)?</text:span></text:p>
      <text:p text:style-name="P1"/>
      <text:p text:style-name="Standard"><text:span text:style-name="T1">Have a great week!<text:line-break/>~Andrew</text:span></text:p>
      <text:p text:style-name="Standard"/>
      <text:p text:style-name="Standard"/>
      <text:p text:style-name="Standard"><text:span text:style-name="T1">Hey Melissa!<text:line-break/>As promised here's my end of the week update.</text:span></text:p>
      <text:p text:style-name="P1"/>
      <text:p text:style-name="Standard"><text:span text:style-name="T1">R2 was significantly more difficult than R1. It seemed like generally there was more residual staining than in R1, the sporangia were much much smaller, and the photos were a little blurrier (probably because they were so small). Generally, there were more pinpricks than in the last replicate, and many jars had 0. Most of the pics have been also reviewed twice to make sure no false positives were picked up. Jar 2 and 3 were especially challenging if you wanted to investigate it a bit,</text:span></text:p>
      <text:p text:style-name="P1"/>
      <text:p text:style-name="Standard"><text:span text:style-name="T1">All of the processed pics are being uploaded and should be up in a couple hours, if you wanted to check some of the pictures. I am planning on going back and reviewing R1 sometime this weekend for false positives now that I have a better idea of what to look for too.</text:span></text:p>
      <text:p text:style-name="Standard"><text:span text:style-name="T1"><text:line-break/>Measuring is still going totally fine, I'm still trying to just measure the clearest ones to make sure we get an accurate read, as well as avoiding any sporangia that don't reflect the average sporangia due to distorted shape. Other than that, measuring has been significantly easier than counting.</text:span></text:p>
      <text:p text:style-name="P1"/>
      <text:p text:style-name="Standard"><text:span text:style-name="T1">Things should start to go a little faster now that I'm getting better at this, so I might try to do at least 2 next week and just see how long it takes.</text:span></text:p>
      <text:p text:style-name="P1"/>
      <text:p text:style-name="Standard"><text:span text:style-name="T1">Anyways that's all I've got for now! Lab work ended up being super chill this week, so I will make that last glycerol stock Monday and then the microbe library project should be up and running at full capacity!</text:span></text:p>
      <text:p text:style-name="P1"/>
      <text:p text:style-name="Standard"><text:span text:style-name="T1">Let me know if you end up needing anything else this next week (outside of what you already sent me)!</text:span></text:p>
      <text:p text:style-name="Standard"><text:span text:style-name="T1"><text:line-break/>Have a nice weekend!<text:line-break/>~Andrew</text:span></text:p>
      <text:p text:style-name="Standard"/>
      <text:p text:style-name="Standard"/>
      <text:p text:style-name="Standard"><text:span text:style-name="T1">Hey Melissa!<text:line-break/><text:line-break/>Just wanted to let you know I got through R5 a little early. The sporangia were a lot more clear cut, and obvious in this batch, which is good. No other observations outside of that. </text:span></text:p>
      <text:p text:style-name="P1"/>
      <text:p text:style-name="Standard"><text:soft-page-break/><text:span text:style-name="T1">They processed images should be uploaded within the next few hours. I will get a head start on R6 tomorrow!</text:span></text:p>
      <text:p text:style-name="P1"/>
      <text:p text:style-name="Standard"><text:span text:style-name="T1">Happy Wednesday!</text:span></text:p>
      <text:p text:style-name="Standard"><text:span text:style-name="T1">~Andrew</text:span></text:p>
      <text:p text:style-name="Standard"/>
      <text:p text:style-name="Standard"><text:span text:style-name="T1">I will also have R6 done by the end of the day... lots of 0's.</text:span></text:p>
      <text:p text:style-name="P1"/>
      <text:p text:style-name="Standard"><text:span text:style-name="T1">See ya in ~an hour</text:span></text:p>
      <text:p text:style-name="Standard"/>
      <text:p text:style-name="Standard"><text:span text:style-name="T1">Hey Melissa!</text:span></text:p>
      <text:p text:style-name="Standard"><text:span text:style-name="T1">Here's my little weekly update!</text:span></text:p>
      <text:p text:style-name="P1"/>
      <text:p text:style-name="Standard"><text:span text:style-name="T1">R7 is done. I would say generally there was a lot more distortion in this set, and it looks almost as if the sporangia are only reaching a very small size, causing just general chaos in the pictures. I think I flagged it as like "splattered sporangia" or something like that. It looks like a sporangia just sort of ruptured and spit out a ton of small, deformed sporangia (this definitely did not happen biologically but it </text:span><text:span text:style-name="T2">looks </text:span><text:span text:style-name="T1">that way hence the name). Very strange stuff.</text:span></text:p>
      <text:p text:style-name="P1"/>
      <text:p text:style-name="Standard"><text:span text:style-name="T1">Similarly, the measuring was pretty rough on a few of those pictures, namely jars 22 and 23. The sporangia were super small and didn't even resemble the ring shape, but I tried my best to get something down for those jars. They are just this weird size where they are slightly too big to be considered pinpricks, but not quite big enough to be a normal sporangia. It seems to me like the bd just grew in a lot smaller/weird in this rep, especially since many jars just didn't have hits (or very very few).</text:span></text:p>
      <text:p text:style-name="P1"/>
      <text:p text:style-name="Standard"><text:span text:style-name="T1">Anyways that's my update, I will start R8 tomorrow! All pics of this rep (and the last one) are uploading and should be live ~2 hours from now.</text:span></text:p>
      <text:p text:style-name="Standard"><text:span text:style-name="T1"><text:line-break/>Hope all is well with you!<text:line-break/>~Andrew</text:span></text:p>
      <text:p text:style-name="Standard"/>
      <text:p text:style-name="Standard"><text:span text:style-name="T1">Hey Melissa!</text:span></text:p>
      <text:p text:style-name="Standard"><text:span text:style-name="T1">Just wanted to let you know that R8 is done and I will start R9 probably sometime this afternoon.</text:span></text:p>
      <text:p text:style-name="P1"/>
      <text:p text:style-name="Standard"><text:span text:style-name="T1">General thoughts:</text:span></text:p>
      <text:p text:style-name="P1"/>
      <text:p text:style-name="Standard"><text:span text:style-name="T1">As usual, lots of zeros across the board. This seems pretty normal at this point but it still remains an observation.</text:span></text:p>
      <text:p text:style-name="P1"/>
      <text:p text:style-name="Standard"><text:span text:style-name="T1">Most unique about this set is the magnitude of the bd clouds. The jars that did have lots of bd, ended up growing a metric shit ton of it layered on top of eachother. The only thing this means is that accuracy on the counts definitely drops after about 4 or more layers. For our purposes, I don't think it matters too much, and I just took those jars very very slowly to make sure I was filling in the picture as accurately as I could. Just a heads up on that front though.</text:span></text:p>
      <text:p text:style-name="P1"/>
      <text:p text:style-name="Standard"><text:span text:style-name="T1">Something else we can talk about is the </text:span><text:span text:style-name="T2">shape</text:span><text:span text:style-name="T1"> of the sporangia. Especially in the measurement set, these sporangia were much more variable in terms of shape than any other replicate. I don't know if that's relevant or not to our study, but it's definitely weird. Could have to do with how clustered the sporangia clouds were too (some kind of space limiting response).</text:span></text:p>
      <text:p text:style-name="P1"/>
      <text:p text:style-name="Standard"><text:span text:style-name="T1">I think that's most of my thoughts for this set. I hope these R summaries are helpful or at least interesting  haha</text:span></text:p>
      <text:p text:style-name="Standard"><text:span text:style-name="T1">I will get the processed photos uploaded by the end of the day so you can check them out!<text:line-break/><text:line-break/>Also don't hesitate to let me know if you need in vivo lab work to get done. I know we've switched gears a lot in terms of the experiment, but I am still totally free to do whatever you need to get done. Just let me know!!</text:span></text:p>
      <text:p text:style-name="P1"/>
      <text:p text:style-name="Standard"><text:span text:style-name="T1">Hope all is well with you!!</text:span></text:p>
      <text:p text:style-name="Standard"><text:span text:style-name="T1">~Andrew</text:span></text:p>
      <text:p text:style-name="Standard"/>
      <text:p text:style-name="Standard"><text:span text:style-name="T1">Hey Melissa!</text:span></text:p>
      <text:p text:style-name="Standard"><text:span text:style-name="T1">Sorry for the belated update, I went back and redid a couple of the jars which took a little bit longer.</text:span></text:p>
      <text:p text:style-name="P1"/>
      <text:p text:style-name="Standard"><text:soft-page-break/><text:span text:style-name="T1">This set was certainly challenging. The sporangia were much smaller than usual, almost pinprick size. If you look at jar 12 (and some of the early jar 15 pictures) , you can get a good idea of what I'm talking about. I originally decided that they were too small to count and was just going to designate them as pinpricks (I still did this on J15 P4) but decided to go back and count to the best of my ability, even if they are going to be a little more inaccurate just because of how small and blurry some are.  Again, this was mostly an issue with J12, but I definitely wanted to let you know.</text:span></text:p>
      <text:p text:style-name="P1"/>
      <text:p text:style-name="Standard"><text:span text:style-name="T1">Similarly, I have the same thoughts about the measuring portions. Many zoospores were just really really small and therefore a lot harder to measure (see J15 P4 again). To get around this a little bit, I tried to measure only things that were less blurry, and representative of the sample (representative just meaning that I'm not only measuring the big ones or just the small ones). I think this ultimately will have no effect on the data, but it is something I started doing a little more on these so I figured it was important to bring up. </text:span></text:p>
      <text:p text:style-name="P1"/>
      <text:p text:style-name="Standard"><text:span text:style-name="T1">I would say that generally the zoospores were just smaller in this set. I'm sure the qPCR will be really interesting here too because of the density of pinpricks and very small sporangia so we will have to wait and see.</text:span></text:p>
      <text:p text:style-name="P1"/>
      <text:p text:style-name="Standard"><text:span text:style-name="T1">That's pretty much all I've got for this set. It might be helpful to look at the processed photos of J12, and the first 5 or so of J15, just to make sure I ended up counting what you wanted, and that you agree with my choices. Really hard to tell on those ones. If you want me to go back and redo those jars with different methodologies (or just set some counts to zero but TRUE for pinpricks, then just let me know and I can go back again and tinker with those jars a bit. Other than that, I will start R10 in a little bit here!</text:span></text:p>
      <text:p text:style-name="P1"/>
      <text:p text:style-name="Standard"><text:span text:style-name="T1">Super excited to work on DNA next week!! I've wanted to do it for sooo long now!<text:line-break/>~Andrew</text:span></text:p>
      <text:p text:style-name="Standard"/>
      <text:p text:style-name="Standard"><text:span text:style-name="T1">Hey Melissa!</text:span></text:p>
      <text:p text:style-name="Standard"><text:span text:style-name="T1">R10 is ready to rock n roll.</text:span></text:p>
      <text:p text:style-name="P1"/>
      <text:p text:style-name="Standard"><text:span text:style-name="T1">Some side notes: Jar 23 had more tiny/blurry sporangia. Not nearly to the extent of J12 in the last replicate, but still enough to take notice of. </text:span></text:p>
      <text:p text:style-name="P1"/>
      <text:p text:style-name="Standard"><text:span text:style-name="T1">One thing I did want to bring up is I started doing a new method for samples with a high density of sporangia. Basically on ones with either just too many to count, or low quality small sporangia, I started just taking the average size of the sporangia in the sample (the ones that were clear enough to see) and then measured the  blurry clouds of sporangia using the average "assumed size" of the sporangia. It's not a perfect method, but it should get us a better idea about what the estimated density is. I denoted using this method by flagging it with a TRUE under the "Area?" column in the spreadsheet. The idea is moving forward, we can either do our best to recount them (if we feel like we need to), replace those replicates with zeros, or just leave the estimated densities. The benefit to it is that it will give us something to check the qPCR results against. Let me know what you think about this method, or if you think I should change anything with it to be more accurate.</text:span></text:p>
      <text:p text:style-name="P1"/>
      <text:p text:style-name="Standard"><text:span text:style-name="T1">Other than that, the replicate was more or less what you would expect.  Moving onto R11!</text:span></text:p>
      <text:p text:style-name="P1"/>
      <text:p text:style-name="Standard"><text:span text:style-name="T1">The results from R10 should be done uploading sometime this evening!<text:line-break/><text:line-break/>See you tomorrow for fun extraction work!<text:line-break/>~Andrew</text:span></text:p>
      <text:p text:style-name="Standard"/>
      <text:p text:style-name="Standard"><text:span text:style-name="T1">Hey Melissa!</text:span></text:p>
      <text:p text:style-name="P1"/>
      <text:p text:style-name="Standard"><text:span text:style-name="T1">R11 is a go. Sorry it took a little bit longer, this last week was a never ending nightmare of stress and having to get all sorts of things done. Luckily, things are mostly back to normal now (thank god) and things should be a lot smoother this week. The R11 processed photos should be done uploading by this evening.</text:span></text:p>
      <text:p text:style-name="P1"/>
      <text:p text:style-name="Standard"><text:span text:style-name="T1">My only real note on R11 is to maybe omit jar 26 from the measuring data. Each sample had about 5 hits that I could measure, and the measuring was really inaccurate since the zoospores were in these brightly stained, small clouds. I did my best to get something down for those samples, but I would honestly either omit them from the dataset, or see if we can come up with a better way of measuring them. </text:span></text:p>
      <text:p text:style-name="P1"/>
      <text:p text:style-name="Standard"><text:soft-page-break/><text:span text:style-name="T1">Other than that, same old story. I found this set to be a bit more challenging than average, just because of the smaller size of the zoospores and their tendency to be blurry at certain sizes. Other than that, there's not much else to report. I should have the entire project done by late this week or early next week. </text:span></text:p>
      <text:p text:style-name="P1"/>
      <text:p text:style-name="Standard"><text:span text:style-name="T1">One last thing-- do you think I should restreak our isolates? I was holding off on it until we for sure had enough petri dishes to do so, but we are nearing that 2 month mark on some of those. If you think we have the equipment to do so, I might block out a super long time on Thursday or Friday to restreak all of them at once on a marathon day (just the ones we need). Just let me know!<text:line-break/>Happy Tuesday!<text:line-break/>~Andrew</text:span></text:p>
      <text:p text:style-name="P1"/>
      <text:p text:style-name="Standard"><text:span text:style-name="T1">Hey Melissa!</text:span></text:p>
      <text:p text:style-name="P1"/>
      <text:p text:style-name="Standard"><text:span text:style-name="T1">As promised here are my observations of R12.</text:span></text:p>
      <text:p text:style-name="P1"/>
      <text:p text:style-name="Standard"><text:span text:style-name="T1">Very uneventful set. Many misses across many replicates. It leads me to believe that either something odd was going on with the BD itself, or just something about the chemical composition of the jars caused a lot of inhibition/slow growth.</text:span></text:p>
      <text:p text:style-name="P1"/>
      <text:p text:style-name="Standard"><text:span text:style-name="T1">The only thing I wanted to address is the issue of sporangia folding. In the measuring set, it sometimes would be hard to tell if there was one big sporangia that was folding in on itself, or many small sporangia sort of forming a spherical shape. At any rate, I did my best to measure the ones I was sure about, and make my best guess on ones I wasn't. I don't think this will impact the data much at all, but just wanted to let you know.</text:span></text:p>
      <text:p text:style-name="P1"/>
      <text:p text:style-name="P2"><text:span text:style-name="T1">I expect R13 to be done within the next day or so, and then I will move back over to 3 and 4. Homestretch!</text:span></text:p>
      <text:p text:style-name="Standard"><text:span text:style-name="T1">Don't get snowed in!</text:span></text:p>
      <text:p text:style-name="Standard"><text:span text:style-name="T1">~Andrew</text:span></text:p>
      <text:p text:style-name="P1"/>
      <text:p text:style-name="Standard"/>
      <text:p text:style-name="Standard"><text:span text:style-name="T1">Hey Melissa,</text:span></text:p>
      <text:p text:style-name="P1"/>
      <text:p text:style-name="P2"><text:span text:style-name="T1">I just got done with R3! Not a whole lot to report on this set. Pictures were generally super straightforward and clear. I did end up omitting R3_J25_M2 because it was so blurry that there was no reasonable way of measuring it. Outside of that everything looks good! Pictures should be finished uploading by about 1pm.</text:span></text:p>
      <text:p text:style-name="Standard"><text:span text:style-name="T1">I anticipate the whole data end of the bd counting project to be done within the next 7 days or so (maybe a day or two earlier depending on how much other work I need to get done) so plan on that! </text:span></text:p>
      <text:p text:style-name="P1"/>
      <text:p text:style-name="Standard"><text:span text:style-name="T1">If it's cool with you, I might try to code some R alongside you using this dataframe to make a couple visualizations and whatnot too, just to test myself more than anything. Gotta get back into the swing of using that god forsaken program haha</text:span></text:p>
      <text:p text:style-name="P1"/>
      <text:p text:style-name="Standard"><text:span text:style-name="T1">Let me know if you end up needing any prep work or anything like that this week!</text:span></text:p>
      <text:p text:style-name="Standard"><text:span text:style-name="T1">~Andrew</text:span></text:p>
      <text:p text:style-name="Standard"/>
      <text:p text:style-name="Standard"/>
      <text:p text:style-name="Standard">Hey Melissa!</text:p>
      <text:p text:style-name="Standard"/>
      <text:p text:style-name="Standard">The last replicate is finally done and uploaded! I can finally claim my birthright as King of Bd.</text:p>
      <text:p text:style-name="Standard"/>
      <text:p text:style-name="Standard">I don't have a lot of specific details to report about the replicate. Most sporangia were good, normal sizes. There were some odd shapes/folding on the measuring slides, but I just did my best to measure them in a way that's consistent and measures a bit around those warps.</text:p>
      <text:p text:style-name="Standard"><text:soft-page-break/></text:p>
      <text:p text:style-name="Standard">Other than that, all is looking good! I am eager to start working with the data a bit!</text:p>
      <text:p text:style-name="Standard"><text:line-break/>Andrew</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CA"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lissa Yaxi Chen</meta:initial-creator>
    <meta:editing-cycles>4</meta:editing-cycles>
    <meta:creation-date>2020-11-19T17:28:00</meta:creation-date>
    <dc:date>2021-02-04T13:57:02.040228128</dc:date>
    <meta:editing-duration>PT2M9S</meta:editing-duration>
    <meta:generator>LibreOffice/6.4.6.2$Linux_X86_64 LibreOffice_project/40$Build-2</meta:generator>
    <meta:document-statistic meta:table-count="0" meta:image-count="0" meta:object-count="0" meta:page-count="5" meta:paragraph-count="74" meta:word-count="2510" meta:character-count="13182" meta:non-whitespace-character-count="107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